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size="13pt" style:font-size-asian="13pt" style:font-size-complex="13pt"/>
    </style:style>
    <style:style style:name="P2" style:family="paragraph" style:parent-style-name="Standard">
      <style:text-properties style:font-name="Bitstream Vera Sans Mono" fo:font-size="13pt" officeooo:rsid="001aafaa" officeooo:paragraph-rsid="001aafaa" style:font-size-asian="13pt" style:font-size-complex="13pt"/>
    </style:style>
    <style:style style:name="T1" style:family="text">
      <style:text-properties officeooo:rsid="001860c5"/>
    </style:style>
    <style:style style:name="T2" style:family="text">
      <style:text-properties officeooo:rsid="0019ee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<text:span text:style-name="T2"># </text:span>sudo docker run --net=host --name teekay-mysql-new -e MYSQL_ROOT_PASSWORD=Solver@01 -d mysql/mysql-server:<text:span text:style-name="T1">5.7.20</text:span></text:p>
      <text:p text:style-name="P1"/>
      <text:p text:style-name="P2"># sudo docker exec -it &lt;container-id&gt; bash</text:p>
      <text:p text:style-name="P2"/>
      <text:p text:style-name="P2"><text:s text:c="3"/>then it will goes to the container terminal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3:49:05.637957358</meta:creation-date>
    <dc:date>2018-05-31T14:32:08.803375705</dc:date>
    <meta:editing-duration>PT2H31M12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3" meta:word-count="28" meta:character-count="204" meta:non-whitespace-character-count="177"/>
  </office:meta>
</office:document-meta>
</file>